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16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ackground-color="#cccccc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2" style:family="table-cell" style:parent-style-name="Default">
      <style:table-cell-properties fo:border-bottom="0.0138in solid #000000" fo:background-color="#94bd5e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3" style:family="table-cell" style:parent-style-name="Default">
      <style:table-cell-properties fo:border-bottom="0.0138in solid #000000" fo:background-color="#ffcc99" style:text-align-source="fix" style:repeat-content="false" fo:border-left="0.0138in solid #000000" fo:border-right="0.0071in solid #000000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0.0071in solid #000000" fo:background-color="#94bd5e" style:text-align-source="fix" style:repeat-content="false" fo:border-left="0.0071in solid #000000" fo:border-right="0.0071in solid #000000" fo:border-top="0.0138in solid #000000"/>
      <style:paragraph-properties fo:text-align="center" fo:margin-left="0in"/>
    </style:style>
    <style:style style:name="ce5" style:family="table-cell" style:parent-style-name="Default">
      <style:table-cell-properties fo:background-color="#7da647" style:text-align-source="fix" style:repeat-content="false" fo:border="0.0071in solid #000000"/>
      <style:paragraph-properties fo:text-align="center" fo:margin-left="0in"/>
    </style:style>
    <style:style style:name="ce6" style:family="table-cell" style:parent-style-name="Default">
      <style:table-cell-properties fo:background-color="#7da647" fo:border="0.0071in solid #000000"/>
    </style:style>
    <style:style style:name="ce7" style:family="table-cell" style:parent-style-name="Default">
      <style:table-cell-properties fo:background-color="#ff9966" fo:border="0.0071in solid #000000"/>
    </style:style>
    <style:style style:name="ce8" style:family="table-cell" style:parent-style-name="Default">
      <style:table-cell-properties fo:border-bottom="0.0071in solid #000000" fo:background-color="#ffcc99" style:text-align-source="fix" style:repeat-content="false" fo:border-left="0.0071in solid #000000" fo:border-right="0.0071in solid #000000" fo:border-top="0.0138in solid #000000"/>
      <style:paragraph-properties fo:text-align="center" fo:margin-left="0in"/>
    </style:style>
    <style:style style:name="ce9" style:family="table-cell" style:parent-style-name="Default">
      <style:table-cell-properties fo:background-color="#7da647"/>
    </style:style>
    <style:style style:name="ce10" style:family="table-cell" style:parent-style-name="Default">
      <style:table-cell-properties fo:background-color="#ff9966"/>
    </style:style>
    <style:style style:name="ce11" style:family="table-cell" style:parent-style-name="Default">
      <style:table-cell-properties fo:border-bottom="0.0071in solid #000000" fo:background-color="#ffcc99" style:text-align-source="fix" style:repeat-content="false" fo:border-left="0.0071in solid #000000" fo:border-right="0.0138in solid #000000" fo:border-top="0.0138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9966" fo:border-left="0.0071in solid #000000" fo:border-right="0.0138in solid #000000" fo:border-top="0.0071in solid #000000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1" table:number-columns-repeated="4" table:default-cell-style-name="ce7"/>
        <table:table-column table:style-name="co2" table:default-cell-style-name="ce7"/>
        <table:table-column table:style-name="co1" table:default-cell-style-name="ce12"/>
        <table:table-row table:style-name="ro1" table:number-rows-repeated="2">
          <table:table-cell table:number-columns-repeated="8"/>
          <table:table-cell table:style-name="Default" table:number-columns-repeated="6"/>
        </table:table-row>
        <table:table-row table:style-name="ro1">
          <table:table-cell/>
          <table:table-cell table:style-name="ce1" office:value-type="string">
            <text:p>Met called in</text:p>
          </table:table-cell>
          <table:table-cell table:style-name="ce4" office:value-type="string">
            <text:p>Unit</text:p>
          </table:table-cell>
          <table:table-cell table:style-name="ce4" office:value-type="string">
            <text:p>Register</text:p>
          </table:table-cell>
          <table:table-cell table:style-name="ce4" office:value-type="string">
            <text:p>Register file</text:p>
          </table:table-cell>
          <table:table-cell table:style-name="ce4" office:value-type="string">
            <text:p>Fifo</text:p>
          </table:table-cell>
          <table:table-cell table:style-name="ce4" office:value-type="string">
            <text:p>Memory</text:p>
          </table:table-cell>
          <table:table-cell table:style-name="ce4" office:value-type="string">
            <text:p>Testbench</text:p>
          </table:table-cell>
          <table:table-cell table:style-name="ce8" office:value-type="string">
            <text:p>Memory map</text:p>
          </table:table-cell>
          <table:table-cell table:style-name="ce8" office:value-type="string">
            <text:p>Vector</text:p>
          </table:table-cell>
          <table:table-cell table:style-name="ce8" office:value-type="string">
            <text:p>Interface</text:p>
          </table:table-cell>
          <table:table-cell table:style-name="ce8" office:value-type="string">
            <text:p>Ifc instance</text:p>
          </table:table-cell>
          <table:table-cell table:style-name="ce8" office:value-type="string">
            <text:p>Signal group</text:p>
          </table:table-cell>
          <table:table-cell table:style-name="ce11" office:value-type="string">
            <text:p>Sg instance</text:p>
          </table:table-cell>
        </table:table-row>
        <table:table-row table:style-name="ro1">
          <table:table-cell/>
          <table:table-cell table:style-name="ce2" office:value-type="string">
            <text:p>Unit</text:p>
          </table:table-cell>
          <table:table-cell table:style-name="ce5">
            <office:annotation draw:style-name="gr1" draw:text-style-name="P2" svg:width="2.0618in" svg:height="0.285in" svg:x="2.9031in" svg:y="0.0677in" draw:caption-point-x="-2.9031in" draw:caption-point-y="-0.067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618in" svg:height="0.285in" svg:x="3.7921in" svg:y="0.0677in" draw:caption-point-x="-3.7921in" draw:caption-point-y="-0.067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075in" svg:height="0.285in" svg:x="4.6811in" svg:y="0.0677in" draw:caption-point-x="-4.6811in" draw:caption-point-y="-0.067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291in" svg:height="0.285in" svg:x="5.5701in" svg:y="0.0677in" draw:caption-point-x="-5.5701in" draw:caption-point-y="-0.067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291in" svg:height="0.285in" svg:x="6.4591in" svg:y="0.0677in" draw:caption-point-x="-6.4591in" draw:caption-point-y="-0.067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1.9744in" svg:height="0.285in" svg:x="7.3484in" svg:y="0.0677in" draw:caption-point-x="-7.3484in" draw:caption-point-y="-0.067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>
            <office:annotation draw:style-name="gr1" draw:text-style-name="P2" svg:width="2.3429in" svg:height="0.285in" svg:x="8.2374in" svg:y="0.0677in" draw:caption-point-x="-8.2374in" draw:caption-point-y="-0.0677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3429in" svg:height="0.285in" svg:x="9.1264in" svg:y="0.0677in" draw:caption-point-x="-9.1264in" draw:caption-point-y="-0.0677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1803in" svg:height="0.285in" svg:x="10.0154in" svg:y="0.0677in" draw:caption-point-x="-10.0154in" draw:caption-point-y="-0.0677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2453in" svg:height="0.285in" svg:x="10.9043in" svg:y="0.0677in" draw:caption-point-x="-10.9043in" draw:caption-point-y="-0.0677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0.0677in" draw:caption-point-x="-12.0516in" draw:caption-point-y="-0.0677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0.0677in" draw:caption-point-x="-12.9406in" draw:caption-point-y="-0.0677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2" office:value-type="string">
            <text:p>Register</text:p>
          </table:table-cell>
          <table:table-cell table:style-name="ce5">
            <office:annotation draw:style-name="gr1" draw:text-style-name="P2" svg:width="1.9969in" svg:height="0.285in" svg:x="2.9031in" svg:y="0.287in" draw:caption-point-x="-2.9031in" draw:caption-point-y="-0.28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1.9748in" svg:height="0.285in" svg:x="3.7921in" svg:y="0.287in" draw:caption-point-x="-3.7921in" draw:caption-point-y="-0.28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1.9858in" svg:height="0.285in" svg:x="4.6811in" svg:y="0.287in" draw:caption-point-x="-4.6811in" draw:caption-point-y="-0.28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508in" svg:height="0.285in" svg:x="5.5701in" svg:y="0.287in" draw:caption-point-x="-5.5701in" draw:caption-point-y="-0.28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941in" svg:height="0.285in" svg:x="6.4591in" svg:y="0.287in" draw:caption-point-x="-6.4591in" draw:caption-point-y="-0.28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287in" svg:height="0.285in" svg:x="7.3484in" svg:y="0.287in" draw:caption-point-x="-7.3484in" draw:caption-point-y="-0.287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>
            <office:annotation draw:style-name="gr1" draw:text-style-name="P2" svg:width="2.2563in" svg:height="0.285in" svg:x="8.2374in" svg:y="0.287in" draw:caption-point-x="-8.2374in" draw:caption-point-y="-0.287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02in" svg:height="0.285in" svg:x="9.1264in" svg:y="0.287in" draw:caption-point-x="-9.1264in" draw:caption-point-y="-0.287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559in" svg:height="0.285in" svg:x="10.0154in" svg:y="0.287in" draw:caption-point-x="-10.0154in" draw:caption-point-y="-0.287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2236in" svg:height="0.285in" svg:x="10.9043in" svg:y="0.287in" draw:caption-point-x="-10.9043in" draw:caption-point-y="-0.287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0.287in" draw:caption-point-x="-12.0516in" draw:caption-point-y="-0.287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0.287in" draw:caption-point-x="-12.9406in" draw:caption-point-y="-0.287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2" office:value-type="string">
            <text:p>Register file</text:p>
          </table:table-cell>
          <table:table-cell table:style-name="ce5">
            <office:annotation draw:style-name="gr1" draw:text-style-name="P2" svg:width="2.0835in" svg:height="0.285in" svg:x="2.9031in" svg:y="0.5063in" draw:caption-point-x="-2.9031in" draw:caption-point-y="-0.5063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185in" svg:height="0.285in" svg:x="3.7921in" svg:y="0.5063in" draw:caption-point-x="-3.7921in" draw:caption-point-y="-0.5063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291in" svg:height="0.285in" svg:x="4.6811in" svg:y="0.5063in" draw:caption-point-x="-4.6811in" draw:caption-point-y="-0.5063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075in" svg:height="0.285in" svg:x="5.5701in" svg:y="0.5063in" draw:caption-point-x="-5.5701in" draw:caption-point-y="-0.5063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941in" svg:height="0.285in" svg:x="6.4591in" svg:y="0.5063in" draw:caption-point-x="-6.4591in" draw:caption-point-y="-0.5063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394in" svg:height="0.285in" svg:x="7.3484in" svg:y="0.5063in" draw:caption-point-x="-7.3484in" draw:caption-point-y="-0.5063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>
            <office:annotation draw:style-name="gr1" draw:text-style-name="P2" svg:width="2.1693in" svg:height="0.285in" svg:x="8.2374in" svg:y="0.5063in" draw:caption-point-x="-8.2374in" draw:caption-point-y="-0.5063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3213in" svg:height="0.285in" svg:x="9.1264in" svg:y="0.5063in" draw:caption-point-x="-9.1264in" draw:caption-point-y="-0.5063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1693in" svg:height="0.285in" svg:x="10.0154in" svg:y="0.5063in" draw:caption-point-x="-10.0154in" draw:caption-point-y="-0.5063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1909in" svg:height="0.285in" svg:x="10.9043in" svg:y="0.5063in" draw:caption-point-x="-10.9043in" draw:caption-point-y="-0.5063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0.5063in" draw:caption-point-x="-12.0516in" draw:caption-point-y="-0.5063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0.5063in" draw:caption-point-x="-12.9406in" draw:caption-point-y="-0.5063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2" office:value-type="string">
            <text:p>Fifo</text:p>
          </table:table-cell>
          <table:table-cell table:style-name="ce5">
            <office:annotation draw:style-name="gr1" draw:text-style-name="P2" svg:width="2.0508in" svg:height="0.285in" svg:x="2.9031in" svg:y="0.7256in" draw:caption-point-x="-2.9031in" draw:caption-point-y="-0.7256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1.9642in" svg:height="0.285in" svg:x="3.7921in" svg:y="0.7256in" draw:caption-point-x="-3.7921in" draw:caption-point-y="-0.7256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1157in" svg:height="0.285in" svg:x="4.6811in" svg:y="0.7256in" draw:caption-point-x="-4.6811in" draw:caption-point-y="-0.7256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0398in" svg:height="0.285in" svg:x="5.5701in" svg:y="0.7256in" draw:caption-point-x="-5.5701in" draw:caption-point-y="-0.7256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181in" svg:height="0.285in" svg:x="6.4591in" svg:y="0.7256in" draw:caption-point-x="-6.4591in" draw:caption-point-y="-0.7256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177in" svg:height="0.285in" svg:x="7.3484in" svg:y="0.7256in" draw:caption-point-x="-7.3484in" draw:caption-point-y="-0.7256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>
            <office:annotation draw:style-name="gr1" draw:text-style-name="P2" svg:width="2.278in" svg:height="0.285in" svg:x="8.2374in" svg:y="0.7256in" draw:caption-point-x="-8.2374in" draw:caption-point-y="-0.7256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1154in" svg:height="0.285in" svg:x="9.1264in" svg:y="0.7256in" draw:caption-point-x="-9.1264in" draw:caption-point-y="-0.7256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453in" svg:height="0.285in" svg:x="10.0154in" svg:y="0.7256in" draw:caption-point-x="-10.0154in" draw:caption-point-y="-0.7256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2016in" svg:height="0.285in" svg:x="10.9043in" svg:y="0.7256in" draw:caption-point-x="-10.9043in" draw:caption-point-y="-0.7256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0.7256in" draw:caption-point-x="-12.0516in" draw:caption-point-y="-0.7256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0.7256in" draw:caption-point-x="-12.9406in" draw:caption-point-y="-0.7256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2" office:value-type="string">
            <text:p>Memory</text:p>
          </table:table-cell>
          <table:table-cell table:style-name="ce5">
            <office:annotation draw:style-name="gr1" draw:text-style-name="P2" svg:width="2.1594in" svg:height="0.285in" svg:x="2.9031in" svg:y="0.9449in" draw:caption-point-x="-2.9031in" draw:caption-point-y="-0.9449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1.9642in" svg:height="0.285in" svg:x="3.7921in" svg:y="0.9449in" draw:caption-point-x="-3.7921in" draw:caption-point-y="-0.9449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2.1591in" svg:height="0.285in" svg:x="4.6811in" svg:y="0.9449in" draw:caption-point-x="-4.6811in" draw:caption-point-y="-0.9449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5">
            <office:annotation draw:style-name="gr1" draw:text-style-name="P2" svg:width="1.9531in" svg:height="0.285in" svg:x="5.5701in" svg:y="0.9449in" draw:caption-point-x="-5.5701in" draw:caption-point-y="-0.9449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508in" svg:height="0.285in" svg:x="6.4591in" svg:y="0.9449in" draw:caption-point-x="-6.4591in" draw:caption-point-y="-0.9449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1.985in" svg:height="0.285in" svg:x="7.3484in" svg:y="0.9449in" draw:caption-point-x="-7.3484in" draw:caption-point-y="-0.9449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>
            <office:annotation draw:style-name="gr1" draw:text-style-name="P2" svg:width="2.2453in" svg:height="0.285in" svg:x="8.2374in" svg:y="0.9449in" draw:caption-point-x="-8.2374in" draw:caption-point-y="-0.9449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1909in" svg:height="0.285in" svg:x="9.1264in" svg:y="0.9449in" draw:caption-point-x="-9.1264in" draw:caption-point-y="-0.9449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559in" svg:height="0.285in" svg:x="10.0154in" svg:y="0.9449in" draw:caption-point-x="-10.0154in" draw:caption-point-y="-0.9449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126in" svg:height="0.285in" svg:x="10.9043in" svg:y="0.9449in" draw:caption-point-x="-10.9043in" draw:caption-point-y="-0.9449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0.9449in" draw:caption-point-x="-12.0516in" draw:caption-point-y="-0.9449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0.9449in" draw:caption-point-x="-12.9406in" draw:caption-point-y="-0.9449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2" office:value-type="string">
            <text:p>Testbench</text:p>
          </table:table-cell>
          <table:table-cell table:style-name="ce6">
            <office:annotation draw:style-name="gr1" draw:text-style-name="P2" svg:width="1.9752in" svg:height="0.285in" svg:x="2.9031in" svg:y="1.1642in" draw:caption-point-x="-2.9031in" draw:caption-point-y="-1.1642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724in" svg:height="0.285in" svg:x="3.7921in" svg:y="1.1642in" draw:caption-point-x="-3.7921in" draw:caption-point-y="-1.1642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0835in" svg:height="0.285in" svg:x="4.6811in" svg:y="1.1642in" draw:caption-point-x="-4.6811in" draw:caption-point-y="-1.1642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1268in" svg:height="0.285in" svg:x="5.5701in" svg:y="1.1642in" draw:caption-point-x="-5.5701in" draw:caption-point-y="-1.1642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6">
            <office:annotation draw:style-name="gr1" draw:text-style-name="P2" svg:width="2.1374in" svg:height="0.285in" svg:x="6.4591in" svg:y="1.1642in" draw:caption-point-x="-6.4591in" draw:caption-point-y="-1.1642in">
              <dc:creator>bb</dc:creator>
              <dc:date>2008-05-13T00:00:00</dc:date>
              <text:p text:style-name="P1"><text:span text:style-name="T1">inter_do_not_gen_cpp_valid.pl</text:span></text:p>
            </office:annotation>
          </table:table-cell>
          <table:table-cell table:style-name="ce7">
            <office:annotation draw:style-name="gr1" draw:text-style-name="P2" svg:width="2.2346in" svg:height="0.285in" svg:x="7.3484in" svg:y="1.1642in" draw:caption-point-x="-7.3484in" draw:caption-point-y="-1.1642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346in" svg:height="0.285in" svg:x="8.2374in" svg:y="1.1642in" draw:caption-point-x="-8.2374in" draw:caption-point-y="-1.1642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137in" svg:height="0.285in" svg:x="9.1264in" svg:y="1.1642in" draw:caption-point-x="-9.1264in" draw:caption-point-y="-1.1642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669in" svg:height="0.285in" svg:x="10.0154in" svg:y="1.1642in" draw:caption-point-x="-10.0154in" draw:caption-point-y="-1.1642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1476in" svg:height="0.285in" svg:x="10.9043in" svg:y="1.1642in" draw:caption-point-x="-10.9043in" draw:caption-point-y="-1.1642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1.1642in" draw:caption-point-x="-12.0516in" draw:caption-point-y="-1.1642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1.1642in" draw:caption-point-x="-12.9406in" draw:caption-point-y="-1.1642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3" office:value-type="string">
            <text:p>Unit instance</text:p>
          </table:table-cell>
          <table:table-cell table:style-name="ce7">
            <office:annotation draw:style-name="gr1" draw:text-style-name="P2" svg:width="2.3004in" svg:height="0.285in" svg:x="2.9031in" svg:y="1.3835in" draw:caption-point-x="-2.9031in" draw:caption-point-y="-1.3835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322in" svg:height="0.285in" svg:x="3.7921in" svg:y="1.3835in" draw:caption-point-x="-3.7921in" draw:caption-point-y="-1.3835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1917in" svg:height="0.285in" svg:x="4.6811in" svg:y="1.3835in" draw:caption-point-x="-4.6811in" draw:caption-point-y="-1.3835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1157in" svg:height="0.285in" svg:x="5.5701in" svg:y="1.3835in" draw:caption-point-x="-5.5701in" draw:caption-point-y="-1.3835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2567in" svg:height="0.285in" svg:x="6.4591in" svg:y="1.3835in" draw:caption-point-x="-6.4591in" draw:caption-point-y="-1.3835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2669in" svg:height="0.285in" svg:x="7.3484in" svg:y="1.3835in" draw:caption-point-x="-7.3484in" draw:caption-point-y="-1.3835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>
            <office:annotation draw:style-name="gr1" draw:text-style-name="P2" svg:width="2.278in" svg:height="0.285in" svg:x="8.2374in" svg:y="1.3835in" draw:caption-point-x="-8.2374in" draw:caption-point-y="-1.3835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02in" svg:height="0.285in" svg:x="9.1264in" svg:y="1.3835in" draw:caption-point-x="-9.1264in" draw:caption-point-y="-1.3835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1693in" svg:height="0.285in" svg:x="10.0154in" svg:y="1.3835in" draw:caption-point-x="-10.0154in" draw:caption-point-y="-1.3835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1909in" svg:height="0.285in" svg:x="10.9043in" svg:y="1.3835in" draw:caption-point-x="-10.9043in" draw:caption-point-y="-1.3835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1.3835in" draw:caption-point-x="-12.0516in" draw:caption-point-y="-1.3835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1.3835in" draw:caption-point-x="-12.9406in" draw:caption-point-y="-1.3835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3" office:value-type="string">
            <text:p>Reg instance</text:p>
          </table:table-cell>
          <table:table-cell table:style-name="ce7">
            <office:annotation draw:style-name="gr1" draw:text-style-name="P2" svg:width="2.2134in" svg:height="0.285in" svg:x="2.9031in" svg:y="1.6028in" draw:caption-point-x="-2.9031in" draw:caption-point-y="-1.6028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3004in" svg:height="0.285in" svg:x="3.7921in" svg:y="1.6028in" draw:caption-point-x="-3.7921in" draw:caption-point-y="-1.6028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1268in" svg:height="0.285in" svg:x="4.6811in" svg:y="1.6028in" draw:caption-point-x="-4.6811in" draw:caption-point-y="-1.6028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1484in" svg:height="0.285in" svg:x="5.5701in" svg:y="1.6028in" draw:caption-point-x="-5.5701in" draw:caption-point-y="-1.6028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 table:style-name="ce7">
            <office:annotation draw:style-name="gr1" draw:text-style-name="P2" svg:width="2.311in" svg:height="0.285in" svg:x="6.4591in" svg:y="1.6028in" draw:caption-point-x="-6.4591in" draw:caption-point-y="-1.6028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1913in" svg:height="0.285in" svg:x="7.3484in" svg:y="1.6028in" draw:caption-point-x="-7.3484in" draw:caption-point-y="-1.6028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>
            <office:annotation draw:style-name="gr1" draw:text-style-name="P2" svg:width="2.2346in" svg:height="0.285in" svg:x="8.2374in" svg:y="1.6028in" draw:caption-point-x="-8.2374in" draw:caption-point-y="-1.6028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559in" svg:height="0.285in" svg:x="9.1264in" svg:y="1.6028in" draw:caption-point-x="-9.1264in" draw:caption-point-y="-1.6028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02in" svg:height="0.285in" svg:x="10.0154in" svg:y="1.6028in" draw:caption-point-x="-10.0154in" draw:caption-point-y="-1.6028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115in" svg:height="0.285in" svg:x="10.9043in" svg:y="1.6028in" draw:caption-point-x="-10.9043in" draw:caption-point-y="-1.6028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1.6028in" draw:caption-point-x="-12.0516in" draw:caption-point-y="-1.6028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1.6028in" draw:caption-point-x="-12.9406in" draw:caption-point-y="-1.6028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3" office:value-type="string">
            <text:p>Rf instance</text:p>
          </table:table-cell>
          <table:table-cell table:style-name="ce7">
            <office:annotation draw:style-name="gr1" draw:text-style-name="P2" svg:width="2.2028in" svg:height="0.285in" svg:x="2.9031in" svg:y="1.822in" draw:caption-point-x="-2.9031in" draw:caption-point-y="-1.822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2677in" svg:height="0.285in" svg:x="3.7921in" svg:y="1.822in" draw:caption-point-x="-3.7921in" draw:caption-point-y="-1.822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2894in" svg:height="0.285in" svg:x="4.6811in" svg:y="1.822in" draw:caption-point-x="-4.6811in" draw:caption-point-y="-1.822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1157in" svg:height="0.285in" svg:x="5.5701in" svg:y="1.822in" draw:caption-point-x="-5.5701in" draw:caption-point-y="-1.822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1807in" svg:height="0.285in" svg:x="6.4591in" svg:y="1.822in" draw:caption-point-x="-6.4591in" draw:caption-point-y="-1.822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1476in" svg:height="0.285in" svg:x="7.3484in" svg:y="1.822in" draw:caption-point-x="-7.3484in" draw:caption-point-y="-1.822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>
            <office:annotation draw:style-name="gr1" draw:text-style-name="P2" svg:width="2.2346in" svg:height="0.285in" svg:x="8.2374in" svg:y="1.822in" draw:caption-point-x="-8.2374in" draw:caption-point-y="-1.822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3429in" svg:height="0.285in" svg:x="9.1264in" svg:y="1.822in" draw:caption-point-x="-9.1264in" draw:caption-point-y="-1.822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3102in" svg:height="0.285in" svg:x="10.0154in" svg:y="1.822in" draw:caption-point-x="-10.0154in" draw:caption-point-y="-1.822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2236in" svg:height="0.285in" svg:x="10.9043in" svg:y="1.822in" draw:caption-point-x="-10.9043in" draw:caption-point-y="-1.822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1.822in" draw:caption-point-x="-12.0516in" draw:caption-point-y="-1.822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1.822in" draw:caption-point-x="-12.9406in" draw:caption-point-y="-1.822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3" office:value-type="string">
            <text:p>Fifo instance</text:p>
          </table:table-cell>
          <table:table-cell table:style-name="ce7">
            <office:annotation draw:style-name="gr1" draw:text-style-name="P2" svg:width="2.1917in" svg:height="0.285in" svg:x="2.9031in" svg:y="2.0413in" draw:caption-point-x="-2.9031in" draw:caption-point-y="-2.0413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2244in" svg:height="0.285in" svg:x="3.7921in" svg:y="2.0413in" draw:caption-point-x="-3.7921in" draw:caption-point-y="-2.0413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2134in" svg:height="0.285in" svg:x="4.6811in" svg:y="2.0413in" draw:caption-point-x="-4.6811in" draw:caption-point-y="-2.0413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2024in" svg:height="0.285in" svg:x="5.5701in" svg:y="2.0413in" draw:caption-point-x="-5.5701in" draw:caption-point-y="-2.0413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2134in" svg:height="0.285in" svg:x="6.4591in" svg:y="2.0413in" draw:caption-point-x="-6.4591in" draw:caption-point-y="-2.0413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1693in" svg:height="0.285in" svg:x="7.3484in" svg:y="2.0413in" draw:caption-point-x="-7.3484in" draw:caption-point-y="-2.0413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>
            <office:annotation draw:style-name="gr1" draw:text-style-name="P2" svg:width="2.2126in" svg:height="0.285in" svg:x="8.2374in" svg:y="2.0413in" draw:caption-point-x="-8.2374in" draw:caption-point-y="-2.0413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453in" svg:height="0.285in" svg:x="9.1264in" svg:y="2.0413in" draw:caption-point-x="-9.1264in" draw:caption-point-y="-2.0413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1909in" svg:height="0.285in" svg:x="10.0154in" svg:y="2.0413in" draw:caption-point-x="-10.0154in" draw:caption-point-y="-2.0413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1799in" svg:height="0.285in" svg:x="10.9043in" svg:y="2.0413in" draw:caption-point-x="-10.9043in" draw:caption-point-y="-2.0413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2.0413in" draw:caption-point-x="-12.0516in" draw:caption-point-y="-2.0413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2.0413in" draw:caption-point-x="-12.9406in" draw:caption-point-y="-2.0413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>
          <table:table-cell/>
          <table:table-cell table:style-name="ce3" office:value-type="string">
            <text:p>Mem instance</text:p>
          </table:table-cell>
          <table:table-cell table:style-name="ce7">
            <office:annotation draw:style-name="gr1" draw:text-style-name="P2" svg:width="2.235in" svg:height="0.285in" svg:x="2.9031in" svg:y="2.2606in" draw:caption-point-x="-2.9031in" draw:caption-point-y="-2.2606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2567in" svg:height="0.285in" svg:x="3.7921in" svg:y="2.2606in" draw:caption-point-x="-3.7921in" draw:caption-point-y="-2.2606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1591in" svg:height="0.285in" svg:x="4.6811in" svg:y="2.2606in" draw:caption-point-x="-4.6811in" draw:caption-point-y="-2.2606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3433in" svg:height="0.285in" svg:x="5.5701in" svg:y="2.2606in" draw:caption-point-x="-5.5701in" draw:caption-point-y="-2.2606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3217in" svg:height="0.285in" svg:x="6.4591in" svg:y="2.2606in" draw:caption-point-x="-6.4591in" draw:caption-point-y="-2.2606in">
              <dc:creator>bb</dc:creator>
              <dc:date>2008-05-13T00:00:00</dc:date>
              <text:p text:style-name="P1"><text:span text:style-name="T1">inter_do_not_gen_cpp_invalid2.pl</text:span></text:p>
            </office:annotation>
          </table:table-cell>
          <table:table-cell table:style-name="ce7">
            <office:annotation draw:style-name="gr1" draw:text-style-name="P2" svg:width="2.202in" svg:height="0.285in" svg:x="7.3484in" svg:y="2.2606in" draw:caption-point-x="-7.3484in" draw:caption-point-y="-2.2606in">
              <dc:creator>bb</dc:creator>
              <dc:date>2008-05-13T00:00:00</dc:date>
              <text:p text:style-name="P1"><text:span text:style-name="T1">inter_do_not_gen_cpp_invalid1.pl</text:span></text:p>
            </office:annotation>
          </table:table-cell>
          <table:table-cell>
            <office:annotation draw:style-name="gr1" draw:text-style-name="P2" svg:width="2.278in" svg:height="0.285in" svg:x="8.2374in" svg:y="2.2606in" draw:caption-point-x="-8.2374in" draw:caption-point-y="-2.2606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343in" svg:height="0.285in" svg:x="9.1264in" svg:y="2.2606in" draw:caption-point-x="-9.1264in" draw:caption-point-y="-2.2606in">
              <dc:creator>bb</dc:creator>
              <dc:date>2008-05-19T00:00:00</dc:date>
              <text:p text:style-name="P2">inter_do_not_gen_cpp_invalid3.pl</text:p>
            </office:annotation>
          </table:table-cell>
          <table:table-cell>
            <office:annotation draw:style-name="gr1" draw:text-style-name="P2" svg:width="2.2343in" svg:height="0.285in" svg:x="10.0154in" svg:y="2.2606in" draw:caption-point-x="-10.0154in" draw:caption-point-y="-2.2606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2.2016in" svg:height="0.285in" svg:x="10.9043in" svg:y="2.2606in" draw:caption-point-x="-10.9043in" draw:caption-point-y="-2.2606in">
              <dc:creator>bb</dc:creator>
              <dc:date>2008-05-19T00:00:00</dc:date>
              <text:p text:style-name="P2">inter_do_not_gen_cpp_invalid4.pl</text:p>
            </office:annotation>
          </table:table-cell>
          <table:table-cell>
            <office:annotation draw:style-name="gr1" draw:text-style-name="P2" svg:width="1.1413in" svg:height="0.4909in" svg:x="12.0516in" svg:y="2.2606in" draw:caption-point-x="-12.0516in" draw:caption-point-y="-2.2606in">
              <dc:creator>bb</dc:creator>
              <dc:date>2008-05-19T00:00:00</dc:date>
              <text:p text:style-name="P2">inter_do_not_gen_cpp_invalid5.pl</text:p>
            </office:annotation>
          </table:table-cell>
          <table:table-cell>
            <office:annotation draw:style-name="gr1" draw:text-style-name="P2" svg:width="1.1413in" svg:height="0.4909in" svg:x="12.9406in" svg:y="2.2606in" draw:caption-point-x="-12.9406in" draw:caption-point-y="-2.2606in">
              <dc:creator>bb</dc:creator>
              <dc:date>2008-05-19T00:00:00</dc:date>
              <text:p text:style-name="P2">inter_do_not_gen_cpp_invalid5.pl</text:p>
            </office:annotation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Default"/>
          <table:table-cell table:style-name="ce9"/>
          <table:table-cell table:style-name="Default" office:value-type="string">
            <text:p><text:s/>- legal</text:p>
          </table:table-cell>
          <table:table-cell table:style-name="Default" table:number-columns-repeated="3"/>
        </table:table-row>
        <table:table-row table:style-name="ro1">
          <table:table-cell table:number-columns-repeated="8"/>
          <table:table-cell table:style-name="Default"/>
          <table:table-cell table:style-name="ce10"/>
          <table:table-cell table:style-name="Default" office:value-type="string">
            <text:p><text:s/>- illegal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05/19/2008</text:date>, <text:time>19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5-06T18:22:53</meta:creation-date>
    <dc:creator>booo buuuu</dc:creator>
    <dc:date>2008-05-19T19:06:22</dc:date>
    <dc:language>en-US</dc:language>
    <meta:editing-cycles>54</meta:editing-cycles>
    <meta:editing-duration>PT6H46M6S</meta:editing-duration>
    <meta:user-defined meta:name="Info 1"/>
    <meta:user-defined meta:name="Info 2"/>
    <meta:user-defined meta:name="Info 3"/>
    <meta:user-defined meta:name="Info 4"/>
    <meta:document-statistic meta:table-count="3" meta:cell-count="158"/>
  </office:meta>
</office:document-meta>
</file>